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8cm"/>
    </style:style>
    <style:style style:name="pr5" style:family="presentation" style:parent-style-name="Default-title">
      <style:graphic-properties draw:auto-grow-height="true" fo:min-height="3.506cm"/>
    </style:style>
    <style:style style:name="P1" style:family="paragraph">
      <loext:graphic-properties draw:fill-color="#ffffff"/>
    </style:style>
    <style:style style:name="P2" style:family="paragraph">
      <style:text-properties style:font-name="DejaVu Sans Mono" fo:font-size="16pt" style:font-size-asian="16pt" style:font-size-complex="16pt"/>
    </style:style>
    <style:style style:name="T1" style:family="text">
      <style:text-properties style:font-name="DejaVu Sans Mono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Arduino-examples </text:p>
          </draw:text-box>
        </draw:frame>
        <draw:frame presentation:style-name="pr2" draw:text-style-name="P1" draw:layer="layout" svg:width="25.199cm" svg:height="12.178cm" svg:x="1.4cm" svg:y="4.914cm" presentation:class="subtitle">
          <draw:text-box>
            <text:p>1. Basics</text:p>
            <text:p/>
            <text:p/>
            <text:p>Rewrite of the Arduino core examples using Cosa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Contents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3">
              <text:list-item>
                <text:p>AnalogReadSerial</text:p>
              </text:list-item>
              <text:list-item>
                <text:p>BareMinimum</text:p>
              </text:list-item>
              <text:list-item>
                <text:p>Blink</text:p>
              </text:list-item>
              <text:list-item>
                <text:p>BlinkAlternative</text:p>
              </text:list-item>
              <text:list-item>
                <text:p>BlinkRTTDelay</text:p>
              </text:list-item>
              <text:list-item>
                <text:p>BlinkWatchdogDelay</text:p>
              </text:list-item>
              <text:list-item>
                <text:p>DigitalReadSerial</text:p>
              </text:list-item>
              <text:list-item>
                <text:p>Fade</text:p>
              </text:list-item>
              <text:list-item>
                <text:p>VoltageReadSerial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AnalogReadSerial</text:p>
          </draw:text-box>
        </draw:frame>
        <draw:frame presentation:style-name="pr4" draw:text-style-name="P2" draw:layer="layout" svg:width="25.199cm" svg:height="15.66cm" svg:x="1.4cm" svg:y="4.914cm" presentation:class="outline" presentation:user-transformed="true">
          <draw:text-box>
            <text:p text:style-name="P2"><text:span text:style-name="T1">AnalogPin sensor(Board::A0); <text:s text:c="6"/></text:span><text:span text:style-name="T1"><text:s text:c="3"/>// Analog Pin Instance for A0</text:span></text:p>
            <text:p text:style-name="P2"><text:span text:style-name="T1">IOStream ios(&amp;uart); <text:s text:c="14"/></text:span><text:span text:style-name="T1"><text:s text:c="3"/>// IOStream Instance connected </text:span><text:span text:style-name="T1">UART</text:span></text:p>
            <text:p text:style-name="P2"><text:span text:style-name="T1"/></text:p>
            <text:p text:style-name="P2"><text:span text:style-name="T1">void setup() </text:span></text:p>
            <text:p text:style-name="P2"><text:span text:style-name="T1">{</text:span></text:p>
            <text:p text:style-name="P2"><text:span text:style-name="T1"><text:s text:c="2"/></text:span><text:span text:style-name="T1">uart.begin(9600); <text:s text:c="15"/></text:span><text:span text:style-name="T1"><text:s text:c="3"/>// Start UART and use 9600 baud</text:span></text:p>
            <text:p text:style-name="P2"><text:span text:style-name="T1"><text:s text:c="2"/></text:span><text:span text:style-name="T1">AnalogPin::powerup(); <text:s text:c="11"/></text:span><text:span text:style-name="T1"><text:s text:c="3"/>// Start ADC module</text:span></text:p>
            <text:p text:style-name="P2"><text:span text:style-name="T1"><text:s text:c="2"/></text:span><text:span text:style-name="T1">Watchdog::begin(); <text:s text:c="14"/></text:span><text:span text:style-name="T1"><text:s text:c="3"/>// Start Watchdog and use </text:span><text:span text:style-name="T1">default 16 ms tick</text:span></text:p>
            <text:p text:style-name="P2"><text:span text:style-name="T1">}</text:span></text:p>
            <text:p text:style-name="P2"><text:span text:style-name="T1"/></text:p>
            <text:p text:style-name="P2"><text:span text:style-name="T1">void loop() </text:span></text:p>
            <text:p text:style-name="P2"><text:span text:style-name="T1">{</text:span></text:p>
            <text:p text:style-name="P2"><text:span text:style-name="T1"><text:s text:c="2"/></text:span><text:span text:style-name="T1">ios &lt;&lt; sensor &lt;&lt; endl; <text:s text:c="10"/></text:span><text:span text:style-name="T1"><text:s text:c="3"/>// Print analog pin reading</text:span></text:p>
            <text:p text:style-name="P2"><text:span text:style-name="T1"><text:s text:c="2"/></text:span><text:span text:style-name="T1">delay(100); <text:s text:c="21"/></text:span><text:span text:style-name="T1"><text:s text:c="3"/>// Low-power delay</text:span></text:p>
            <text:p text:style-name="P2"><text:span text:style-name="T1">}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9T21:55:52.561511497</meta:creation-date>
    <dc:date>2016-10-19T22:26:30.169955144</dc:date>
    <meta:editing-duration>PT9M12S</meta:editing-duration>
    <meta:editing-cycles>1</meta:editing-cycles>
    <meta:document-statistic meta:object-count="33"/>
    <meta:generator>LibreOffice/5.1.4.2$Linux_x86 LibreOffice_project/10m0$Build-2</meta:generator>
  </office:meta>
</office:document-meta>
</file>